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8" style:family="table-cell" style:parent-style-name="Default" style:data-style-name="N4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2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2">
            <text:p>Total estimado de óbitos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1561339.25" table:style-name="ce6">
            <text:p>1.561.339</text:p>
          </table:table-cell>
          <table:table-cell office:value-type="float" office:value="3.6482000000000001" table:style-name="ce7">
            <text:p>3,65</text:p>
          </table:table-cell>
          <table:table-cell office:value-type="float" office:value="1.0934999999999999" table:style-name="ce7">
            <text:p>1,0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te</text:p>
          </table:table-cell>
          <table:table-cell office:value-type="float" office:value="97593.61" table:style-name="ce6">
            <text:p>97.594</text:p>
          </table:table-cell>
          <table:table-cell office:value-type="float" office:value="12.1746" table:style-name="ce9">
            <text:p>12,17</text:p>
          </table:table-cell>
          <table:table-cell office:value-type="float" office:value="1.39723" table:style-name="ce9">
            <text:p>1,40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10388.870000000001" table:style-name="ce11">
            <text:p>10.389</text:p>
          </table:table-cell>
          <table:table-cell office:value-type="float" office:value="1.0190999999999999" table:style-name="ce12">
            <text:p>1,02</text:p>
          </table:table-cell>
          <table:table-cell office:value-type="float" office:value="0.91317000000000004" table:style-name="ce12">
            <text:p>0,91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4296.87" table:style-name="ce11">
            <text:p>4.297</text:p>
          </table:table-cell>
          <table:table-cell office:value-type="float" office:value="6.7460000000000004" table:style-name="ce12">
            <text:p>6,75</text:p>
          </table:table-cell>
          <table:table-cell office:value-type="float" office:value="2.5802100000000001" table:style-name="ce12">
            <text:p>2,58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20428.95" table:style-name="ce11">
            <text:p>20.429</text:p>
          </table:table-cell>
          <table:table-cell office:value-type="float" office:value="10.5044" table:style-name="ce12">
            <text:p>10,50</text:p>
          </table:table-cell>
          <table:table-cell office:value-type="float" office:value="1.1451800000000001" table:style-name="ce12">
            <text:p>1,15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3295.53" table:style-name="ce11">
            <text:p>3.296</text:p>
          </table:table-cell>
          <table:table-cell office:value-type="float" office:value="10.6061" table:style-name="ce12">
            <text:p>10,61</text:p>
          </table:table-cell>
          <table:table-cell office:value-type="float" office:value="1.35114" table:style-name="ce12">
            <text:p>1,35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45646.41" table:style-name="ce11">
            <text:p>45.646</text:p>
          </table:table-cell>
          <table:table-cell office:value-type="float" office:value="16.655000000000001" table:style-name="ce12">
            <text:p>16,66</text:p>
          </table:table-cell>
          <table:table-cell office:value-type="float" office:value="1.36792" table:style-name="ce12">
            <text:p>1,37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4022.38" table:style-name="ce11">
            <text:p>4.022</text:p>
          </table:table-cell>
          <table:table-cell office:value-type="float" office:value="22.956099999999999" table:style-name="ce12">
            <text:p>22,96</text:p>
          </table:table-cell>
          <table:table-cell office:value-type="float" office:value="3.76349" table:style-name="ce12">
            <text:p>3,76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9514.6" table:style-name="ce11">
            <text:p>9.515</text:p>
          </table:table-cell>
          <table:table-cell office:value-type="float" office:value="4.8830999999999998" table:style-name="ce12">
            <text:p>4,88</text:p>
          </table:table-cell>
          <table:table-cell office:value-type="float" office:value="1.0889" table:style-name="ce12">
            <text:p>1,0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Nordeste</text:p>
          </table:table-cell>
          <table:table-cell office:value-type="float" office:value="411217.91" table:style-name="ce14">
            <text:p>411.218</text:p>
          </table:table-cell>
          <table:table-cell office:value-type="float" office:value="8.1669" table:style-name="ce15">
            <text:p>8,17</text:p>
          </table:table-cell>
          <table:table-cell office:value-type="float" office:value="1.8493599999999999" table:style-name="ce15">
            <text:p>1,85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41711.07" table:style-name="ce11">
            <text:p>41.711</text:p>
          </table:table-cell>
          <table:table-cell office:value-type="float" office:value="27.880099999999999" table:style-name="ce12">
            <text:p>27,88</text:p>
          </table:table-cell>
          <table:table-cell office:value-type="float" office:value="3.6970200000000002" table:style-name="ce12">
            <text:p>3,70</text:p>
          </table:table-cell>
          <table:table-cell table:number-columns-repeated="16379" table:style-name="ce13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24559.18" table:style-name="ce11">
            <text:p>24.559</text:p>
          </table:table-cell>
          <table:table-cell office:value-type="float" office:value="11.927" table:style-name="ce12">
            <text:p>11,93</text:p>
          </table:table-cell>
          <table:table-cell office:value-type="float" office:value="1.1123499999999999" table:style-name="ce12">
            <text:p>1,11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65967.679999999993" table:style-name="ce11">
            <text:p>65.968</text:p>
          </table:table-cell>
          <table:table-cell office:value-type="float" office:value="5.6917" table:style-name="ce12">
            <text:p>5,69</text:p>
          </table:table-cell>
          <table:table-cell office:value-type="float" office:value="1.8428500000000001" table:style-name="ce12">
            <text:p>1,84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24974.1" table:style-name="ce11">
            <text:p>24.974</text:p>
          </table:table-cell>
          <table:table-cell office:value-type="float" office:value="8.7454999999999998" table:style-name="ce12">
            <text:p>8,75</text:p>
          </table:table-cell>
          <table:table-cell office:value-type="float" office:value="2.9074200000000001" table:style-name="ce12">
            <text:p>2,91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33120.14" table:style-name="ce11">
            <text:p>33.120</text:p>
          </table:table-cell>
          <table:table-cell office:value-type="float" office:value="4.6985000000000001" table:style-name="ce12">
            <text:p>4,70</text:p>
          </table:table-cell>
          <table:table-cell office:value-type="float" office:value="2.32531" table:style-name="ce12">
            <text:p>2,33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73315.02" table:style-name="ce11">
            <text:p>73.315</text:p>
          </table:table-cell>
          <table:table-cell office:value-type="float" office:value="3.6787000000000001" table:style-name="ce12">
            <text:p>3,68</text:p>
          </table:table-cell>
          <table:table-cell office:value-type="float" office:value="1.7241" table:style-name="ce12">
            <text:p>1,72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23814.21" table:style-name="ce11">
            <text:p>23.814</text:p>
          </table:table-cell>
          <table:table-cell office:value-type="float" office:value="7.3158000000000003" table:style-name="ce12">
            <text:p>7,32</text:p>
          </table:table-cell>
          <table:table-cell office:value-type="float" office:value="2.7891300000000001" table:style-name="ce12">
            <text:p>2,79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14868.23" table:style-name="ce11">
            <text:p>14.868</text:p>
          </table:table-cell>
          <table:table-cell office:value-type="float" office:value="6.6264000000000003" table:style-name="ce12">
            <text:p>6,63</text:p>
          </table:table-cell>
          <table:table-cell office:value-type="float" office:value="0.84225000000000005" table:style-name="ce12">
            <text:p>0,84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108888.26" table:style-name="ce11">
            <text:p>108.888</text:p>
          </table:table-cell>
          <table:table-cell office:value-type="float" office:value="5.6078000000000001" table:style-name="ce12">
            <text:p>5,61</text:p>
          </table:table-cell>
          <table:table-cell office:value-type="float" office:value="0.94066000000000005" table:style-name="ce12">
            <text:p>0,94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deste</text:p>
          </table:table-cell>
          <table:table-cell office:value-type="float" office:value="701179.13" table:style-name="ce14">
            <text:p>701.179</text:p>
          </table:table-cell>
          <table:table-cell office:value-type="float" office:value="0.86" table:style-name="ce15">
            <text:p>0,86</text:p>
          </table:table-cell>
          <table:table-cell office:value-type="float" office:value="0.81235999999999997" table:style-name="ce15">
            <text:p>0,81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165070.67000000001" table:style-name="ce11">
            <text:p>165.071</text:p>
          </table:table-cell>
          <table:table-cell office:value-type="float" office:value="1.6894" table:style-name="ce12">
            <text:p>1,69</text:p>
          </table:table-cell>
          <table:table-cell office:value-type="float" office:value="1.4313100000000001" table:style-name="ce12">
            <text:p>1,43</text:p>
          </table:table-cell>
          <table:table-cell table:number-columns-repeated="16379" table:style-name="ce13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28434.29" table:style-name="ce11">
            <text:p>28.434</text:p>
          </table:table-cell>
          <table:table-cell office:value-type="float" office:value="1.9353" table:style-name="ce12">
            <text:p>1,94</text:p>
          </table:table-cell>
          <table:table-cell office:value-type="float" office:value="1.5871299999999999" table:style-name="ce12">
            <text:p>1,59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51264.93" table:style-name="ce11">
            <text:p>151.265</text:p>
          </table:table-cell>
          <table:table-cell office:value-type="float" office:value="0.152" table:style-name="ce12">
            <text:p>0,15</text:p>
          </table:table-cell>
          <table:table-cell office:value-type="float" office:value="0.29480000000000001" table:style-name="ce12">
            <text:p>0,29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356409.24" table:style-name="ce11">
            <text:p>356.409</text:p>
          </table:table-cell>
          <table:table-cell office:value-type="float" office:value="0.69059999999999999" table:style-name="ce12">
            <text:p>0,69</text:p>
          </table:table-cell>
          <table:table-cell office:value-type="float" office:value="0.68354999999999999" table:style-name="ce12">
            <text:p>0,68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l</text:p>
          </table:table-cell>
          <table:table-cell office:value-type="float" office:value="246576.46" table:style-name="ce14">
            <text:p>246.576</text:p>
          </table:table-cell>
          <table:table-cell office:value-type="float" office:value="1.0488999999999999" table:style-name="ce15">
            <text:p>1,05</text:p>
          </table:table-cell>
          <table:table-cell office:value-type="float" office:value="0.54322000000000004" table:style-name="ce15">
            <text:p>0,54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90309.95" table:style-name="ce11">
            <text:p>90.310</text:p>
          </table:table-cell>
          <table:table-cell office:value-type="float" office:value="0.88139999999999996" table:style-name="ce12">
            <text:p>0,88</text:p>
          </table:table-cell>
          <table:table-cell office:value-type="float" office:value="0.47498000000000001" table:style-name="ce12">
            <text:p>0,47</text:p>
          </table:table-cell>
          <table:table-cell table:number-columns-repeated="16379" table:style-name="ce13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51622.14" table:style-name="ce11">
            <text:p>51.622</text:p>
          </table:table-cell>
          <table:table-cell office:value-type="float" office:value="1.7592000000000001" table:style-name="ce12">
            <text:p>1,76</text:p>
          </table:table-cell>
          <table:table-cell office:value-type="float" office:value="0.69182999999999995" table:style-name="ce12">
            <text:p>0,69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104644.38" table:style-name="ce11">
            <text:p>104.644</text:p>
          </table:table-cell>
          <table:table-cell office:value-type="float" office:value="0.84319999999999995" table:style-name="ce12">
            <text:p>0,84</text:p>
          </table:table-cell>
          <table:table-cell office:value-type="float" office:value="0.52881999999999996" table:style-name="ce12">
            <text:p>0,5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Centro-Oeste</text:p>
          </table:table-cell>
          <table:table-cell office:value-type="float" office:value="104560.14" table:style-name="ce14">
            <text:p>104.560</text:p>
          </table:table-cell>
          <table:table-cell office:value-type="float" office:value="2.7536" table:style-name="ce15">
            <text:p>2,75</text:p>
          </table:table-cell>
          <table:table-cell office:value-type="float" office:value="0.81976000000000004" table:style-name="ce15">
            <text:p>0,82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20558.87" table:style-name="ce11">
            <text:p>20.559</text:p>
          </table:table-cell>
          <table:table-cell office:value-type="float" office:value="2.4167999999999998" table:style-name="ce12">
            <text:p>2,42</text:p>
          </table:table-cell>
          <table:table-cell office:value-type="float" office:value="0.59763999999999995" table:style-name="ce12">
            <text:p>0,60</text:p>
          </table:table-cell>
          <table:table-cell table:number-columns-repeated="16379" table:style-name="ce13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21943.200000000001" table:style-name="ce11">
            <text:p>21.943</text:p>
          </table:table-cell>
          <table:table-cell office:value-type="float" office:value="4.0204000000000004" table:style-name="ce12">
            <text:p>4,02</text:p>
          </table:table-cell>
          <table:table-cell office:value-type="float" office:value="1.02173" table:style-name="ce12">
            <text:p>1,02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47589.51" table:style-name="ce11">
            <text:p>47.590</text:p>
          </table:table-cell>
          <table:table-cell office:value-type="float" office:value="3.0815999999999999" table:style-name="ce12">
            <text:p>3,08</text:p>
          </table:table-cell>
          <table:table-cell office:value-type="float" office:value="0.75334000000000001" table:style-name="ce12">
            <text:p>0,75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14468.56" table:style-name="ce11">
            <text:p>14.469</text:p>
          </table:table-cell>
          <table:table-cell office:value-type="float" office:value="0.23200000000000001" table:style-name="ce12">
            <text:p>0,23</text:p>
          </table:table-cell>
          <table:table-cell office:value-type="float" office:value="1.0475099999999999" table:style-name="ce12">
            <text:p>1,05</text:p>
          </table:table-cell>
          <table:table-cell table:number-columns-repeated="16379"/>
        </table:table-row>
        <table:table-row table:style-name="ro3">
          <table:table-cell table:style-name="ce16"/>
          <table:table-cell office:value-type="string" table:style-name="ce16">
            <text:p>Ignorado</text:p>
          </table:table-cell>
          <table:table-cell office:value-type="float" office:value="212" table:style-name="ce17">
            <text:p>212</text:p>
          </table:table-cell>
          <table:table-cell office:value-type="float" office:value="0" table:style-name="ce18">
            <text:p>0,00</text:p>
          </table:table-cell>
          <table:table-cell office:value-type="string" table:style-name="ce18">
            <text:p>.</text:p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Luiz Fernando Lima Costa</meta:initial-creator>
    <dc:creator>Rafa Herzog</dc:creator>
    <meta:creation-date>2019-11-22T18:58:02Z</meta:creation-date>
    <dc:date>2024-05-13T13:26:20Z</dc:date>
  </office:meta>
</office:document-meta>
</file>